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157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1.972cm"/>
    </style:style>
    <style:style style:name="co6" style:family="table-column">
      <style:table-column-properties fo:break-before="auto" style:column-width="2.0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382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2.053cm"/>
    </style:style>
    <style:style style:name="co11" style:family="table-column">
      <style:table-column-properties fo:break-before="auto" style:column-width="4.798cm"/>
    </style:style>
    <style:style style:name="co12" style:family="table-column">
      <style:table-column-properties fo:break-before="auto" style:column-width="1.482cm"/>
    </style:style>
    <style:style style:name="co13" style:family="table-column">
      <style:table-column-properties fo:break-before="auto" style:column-width="2.551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415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2.009cm"/>
    </style:style>
    <style:style style:name="co19" style:family="table-column">
      <style:table-column-properties fo:break-before="auto" style:column-width="6.117cm"/>
    </style:style>
    <style:style style:name="co20" style:family="table-column">
      <style:table-column-properties fo:break-before="auto" style:column-width="3.314cm"/>
    </style:style>
    <style:style style:name="co21" style:family="table-column">
      <style:table-column-properties fo:break-before="auto" style:column-width="2.193cm"/>
    </style:style>
    <style:style style:name="co22" style:family="table-column">
      <style:table-column-properties fo:break-before="auto" style:column-width="2.113cm"/>
    </style:style>
    <style:style style:name="co23" style:family="table-column">
      <style:table-column-properties fo:break-before="auto" style:column-width="2.515cm"/>
    </style:style>
    <style:style style:name="co24" style:family="table-column">
      <style:table-column-properties fo:break-before="auto" style:column-width="6.549cm"/>
    </style:style>
    <style:style style:name="co25" style:family="table-column">
      <style:table-column-properties fo:break-before="auto" style:column-width="2.111cm"/>
    </style:style>
    <style:style style:name="co26" style:family="table-column">
      <style:table-column-properties fo:break-before="auto" style:column-width="1.924cm"/>
    </style:style>
    <style:style style:name="co27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4"/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101"/>
          <table:table-cell office:value-type="string" calcext:value-type="string">
            <text:p>S1- Yazıhane</text:p>
          </table:table-cell>
          <table:table-cell table:style-name="ce102"/>
          <table:table-cell/>
          <table:table-cell table:style-name="ce91"/>
          <table:table-cell table:formula="of:=[$'11 Sn1'.F2]" office:value-type="float" office:value="8924.51" calcext:value-type="float">
            <text:p>8.924,51</text:p>
          </table:table-cell>
          <table:table-cell table:style-name="ce91" table:formula="of:=[.D5]-[.F5]" office:value-type="float" office:value="-8924.51" calcext:value-type="float">
            <text:p>-8.924,5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</text:p>
          </table:table-cell>
          <table:table-cell table:number-columns-repeated="2"/>
          <table:table-cell table:style-name="ce91" table:number-columns-repeated="3"/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3 Sn4'.C5]" office:value-type="float" office:value="12000" calcext:value-type="float">
            <text:p>12.000,00</text:p>
          </table:table-cell>
          <table:table-cell table:formula="of:=[$'13 Sn4'.C6]" office:value-type="float" office:value="12000" calcext:value-type="float">
            <text:p>12.000,00</text:p>
          </table:table-cell>
          <table:table-cell table:style-name="ce91" table:formula="of:=[.C8]-[.D8]" office:value-type="float" office:value="0" calcext:value-type="float">
            <text:p>0,00</text:p>
          </table:table-cell>
          <table:table-cell table:style-name="ce91" table:formula="of:=[$'13 Sn4'.C8]" office:value-type="float" office:value="0" calcext:value-type="float">
            <text:p>0,00</text:p>
          </table:table-cell>
          <table:table-cell table:style-name="ce91" table:formula="of:=[.D8]-[.F8]" office:value-type="float" office:value="12000" calcext:value-type="float">
            <text:p>12.00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92" table:formula="of:=[$'15 Sn5'.C5]" office:value-type="float" office:value="7500" calcext:value-type="float">
            <text:p>7.500,00</text:p>
          </table:table-cell>
          <table:table-cell table:style-name="ce92" table:formula="of:=[$'15 Sn5'.C6]" office:value-type="float" office:value="4750" calcext:value-type="float">
            <text:p>4.750,00</text:p>
          </table:table-cell>
          <table:table-cell table:style-name="ce91" table:formula="of:=[.C9]-[.D9]" office:value-type="float" office:value="2750" calcext:value-type="float">
            <text:p>2.750,00</text:p>
          </table:table-cell>
          <table:table-cell table:style-name="ce104" table:formula="of:=[$'15 Sn5'.C8]" office:value-type="float" office:value="0" calcext:value-type="float">
            <text:p>0,00</text:p>
          </table:table-cell>
          <table:table-cell table:style-name="ce91" table:formula="of:=[.D9]-[.F9]" office:value-type="float" office:value="4750" calcext:value-type="float">
            <text:p>4.750,00</text:p>
          </table:table-cell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S6- Saliha Şahin</text:p>
          </table:table-cell>
          <table:table-cell table:style-name="ce91" table:formula="of:=[$'16 Sn6'.C10]" office:value-type="float" office:value="17650" calcext:value-type="float">
            <text:p>17.650,00</text:p>
          </table:table-cell>
          <table:table-cell table:style-name="ce91" table:formula="of:=[$'16 Sn6'.E13]" office:value-type="float" office:value="14500" calcext:value-type="float">
            <text:p>14.500,00</text:p>
          </table:table-cell>
          <table:table-cell table:style-name="ce91" table:formula="of:=[.C10]-[.D10]" office:value-type="float" office:value="3150" calcext:value-type="float">
            <text:p>3.150,00</text:p>
          </table:table-cell>
          <table:table-cell table:style-name="ce91" table:formula="of:=[$'16 Sn6'.E14]" office:value-type="float" office:value="0" calcext:value-type="float">
            <text:p>0,00</text:p>
          </table:table-cell>
          <table:table-cell table:style-name="ce91" table:formula="of:=[.D10]-[.F10]" office:value-type="float" office:value="14500" calcext:value-type="float">
            <text:p>14.50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2])" office:value-type="float" office:value="37150" calcext:value-type="float">
            <text:p>37.150,00</text:p>
          </table:table-cell>
          <table:table-cell table:style-name="ce93" table:formula="of:=SUM([.D4:.D12])" office:value-type="float" office:value="31250" calcext:value-type="float">
            <text:p>31.250,00</text:p>
          </table:table-cell>
          <table:table-cell table:style-name="ce95" table:formula="of:=SUM([.E4:.E12])" office:value-type="float" office:value="5900" calcext:value-type="float">
            <text:p>5.900,00</text:p>
          </table:table-cell>
          <table:table-cell table:style-name="ce93" table:formula="of:=SUM([.F4:.F12])" office:value-type="float" office:value="8924.51" calcext:value-type="float">
            <text:p>8.924,51</text:p>
          </table:table-cell>
          <table:table-cell table:style-name="ce93" table:formula="of:=SUM([.G4:.G12])" office:value-type="float" office:value="22325.49" calcext:value-type="float">
            <text:p>22.325,49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3]" office:value-type="float" office:value="22325.49" calcext:value-type="float">
            <text:p>22.325,49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6" calcext:value-type="percentage">
            <text:p>%76,00</text:p>
          </table:table-cell>
          <table:table-cell table:formula="of:=[.G15]*[.F17]" office:value-type="float" office:value="16967.3724" calcext:value-type="float">
            <text:p>16.967,3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" calcext:value-type="percentage">
            <text:p>%24,00</text:p>
          </table:table-cell>
          <table:table-cell table:formula="of:=[.G15]*[.F18]" office:value-type="float" office:value="5358.1176" calcext:value-type="float">
            <text:p>5.358,12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1 Sn1" table:style-name="ta1">
        <table:table-column table:style-name="co1" table:default-cell-style-name="ce83"/>
        <table:table-column table:style-name="co8" table:default-cell-style-name="ce83"/>
        <table:table-column table:style-name="co3" table:default-cell-style-name="ce89"/>
        <table:table-column table:style-name="co4" table:default-cell-style-name="ce89"/>
        <table:table-column table:style-name="co9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8924.51" calcext:value-type="float">
            <text:p>8.924,5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/>
          <table:table-cell table:style-name="ce102" table:formula="of:=[.G18]+[.E19]-[.F19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894.81" calcext:value-type="float">
            <text:p>-894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Çedaş Teminat</text:p>
          </table:table-cell>
          <table:table-cell/>
          <table:table-cell table:style-name="Default"/>
          <table:table-cell table:formula="of:=[.C23]-[.D23]" office:value-type="float" office:value="0" calcext:value-type="float">
            <text:p>0,00</text:p>
          </table:table-cell>
          <table:table-cell office:value-type="float" office:value="8000" calcext:value-type="float">
            <text:p>8.000,00</text:p>
          </table:table-cell>
          <table:table-cell table:style-name="ce102" table:formula="of:=[.G22]+[.E23]-[.F23]" office:value-type="float" office:value="-8924.51" calcext:value-type="float">
            <text:p>-8.924,51</text:p>
          </table:table-cell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1206.6239955" calcext:value-type="float">
            <text:p>1.206,62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3862.6839955" calcext:value-type="float">
            <text:p>23.862,68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3862.6839955" calcext:value-type="float">
            <text:p>23.862,68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94.7175805" calcext:value-type="float">
            <text:p>294,72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305.6680095" calcext:value-type="float">
            <text:p>305,6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323.604057" calcext:value-type="float">
            <text:p>323,60</text:p>
          </table:table-cell>
        </table:table-row>
        <table:table-row table:style-name="ro1">
          <table:table-cell/>
          <table:table-cell office:value-type="string" calcext:value-type="string">
            <text:p>Mayıs Gecikme</text:p>
          </table:table-cell>
          <table:table-cell table:number-columns-repeated="3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ziran Gecikme</text:p>
          </table:table-cell>
          <table:table-cell table:number-columns-repeated="3"/>
          <table:table-cell table:style-name="ce102" table:formula="of:=[.F22]+[.D23]-[.E23]" office:value-type="float" office:value="22656.06" calcext:value-type="float">
            <text:p>22.656,06</text:p>
          </table:table-cell>
          <table:table-cell table:formula="of:=[.F22]*[.C23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emmuz Gecikme</text:p>
          </table:table-cell>
          <table:table-cell table:number-columns-repeated="3"/>
          <table:table-cell table:style-name="ce102" table:formula="of:=[.F23]+[.D24]-[.E24]" office:value-type="float" office:value="22656.06" calcext:value-type="float">
            <text:p>22.656,06</text:p>
          </table:table-cell>
          <table:table-cell table:formula="of:=[.F23]*[.C24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ğustos <text:s/>Gecikme</text:p>
          </table:table-cell>
          <table:table-cell table:number-columns-repeated="3"/>
          <table:table-cell table:style-name="ce102" table:formula="of:=[.F24]+[.D25]-[.E25]" office:value-type="float" office:value="22656.06" calcext:value-type="float">
            <text:p>22.656,06</text:p>
          </table:table-cell>
          <table:table-cell table:formula="of:=[.F24]*[.C25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ylül <text:s/>Gecikme</text:p>
          </table:table-cell>
          <table:table-cell table:number-columns-repeated="3"/>
          <table:table-cell table:style-name="ce102" table:formula="of:=[.F25]+[.D26]-[.E26]" office:value-type="float" office:value="22656.06" calcext:value-type="float">
            <text:p>22.656,06</text:p>
          </table:table-cell>
          <table:table-cell table:formula="of:=[.F25]*[.C26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kim <text:s/>Gecikme</text:p>
          </table:table-cell>
          <table:table-cell table:number-columns-repeated="3"/>
          <table:table-cell table:style-name="ce102" table:formula="of:=[.F26]+[.D27]-[.E27]" office:value-type="float" office:value="22656.06" calcext:value-type="float">
            <text:p>22.656,06</text:p>
          </table:table-cell>
          <table:table-cell table:formula="of:=[.F26]*[.C27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Kasım <text:s/>Gecikme</text:p>
          </table:table-cell>
          <table:table-cell table:number-columns-repeated="3"/>
          <table:table-cell table:style-name="ce102" table:formula="of:=[.F27]+[.D28]-[.E28]" office:value-type="float" office:value="22656.06" calcext:value-type="float">
            <text:p>22.656,06</text:p>
          </table:table-cell>
          <table:table-cell table:formula="of:=[.F27]*[.C28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ralık <text:s/>Gecikme</text:p>
          </table:table-cell>
          <table:table-cell table:number-columns-repeated="3"/>
          <table:table-cell table:style-name="ce102" table:formula="of:=[.F28]+[.D29]-[.E29]" office:value-type="float" office:value="22656.06" calcext:value-type="float">
            <text:p>22.656,06</text:p>
          </table:table-cell>
          <table:table-cell table:formula="of:=[.F28]*[.C29]/100/12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3 Sn4" table:style-name="ta1">
        <table:table-column table:style-name="co16" table:default-cell-style-name="ce83"/>
        <table:table-column table:style-name="co17" table:default-cell-style-name="ce89"/>
        <table:table-column table:style-name="co4" table:default-cell-style-name="ce89"/>
        <table:table-column table:style-name="co18" table:default-cell-style-name="ce89"/>
        <table:table-column table:style-name="co7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4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4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2000" calcext:value-type="float">
            <text:p>12.00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0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1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1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5 Sn5" table:style-name="ta2">
        <table:table-column table:style-name="co7" table:default-cell-style-name="Default"/>
        <table:table-column table:style-name="co19" table:default-cell-style-name="Default"/>
        <table:table-column table:style-name="co7" table:default-cell-style-name="Default"/>
        <table:table-column table:style-name="co7" table:default-cell-style-name="ce102"/>
        <table:table-column table:style-name="co7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22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26])" office:value-type="float" office:value="4750" calcext:value-type="float">
            <text:p>4.75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93" table:formula="of:=[.E21]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32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4750" calcext:value-type="float">
            <text:p>4.75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number-columns-repeated="2"/>
          <table:table-cell table:style-name="ce99" table:formula="of:=[.E23]+[.C24]-[.D24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2750" calcext:value-type="float">
            <text:p>2.75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99" table:formula="of:=[.E25]+[.C26]-[.D26]" office:value-type="float" office:value="2750" calcext:value-type="float">
            <text:p>2.75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3:.D49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 Sn6" table:style-name="ta2">
        <table:table-column table:style-name="co1" table:default-cell-style-name="ce83"/>
        <table:table-column table:style-name="co20" table:default-cell-style-name="ce83"/>
        <table:table-column table:style-name="co3" table:default-cell-style-name="ce89"/>
        <table:table-column table:style-name="co21" table:default-cell-style-name="ce89"/>
        <table:table-column table:style-name="co22" table:default-cell-style-name="ce89"/>
        <table:table-column table:style-name="co23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4500" calcext:value-type="float">
            <text:p>14.500,00</text:p>
          </table:table-cell>
          <table:table-cell table:style-name="ce91" table:formula="of:=[.C10]-[.E10]" office:value-type="float" office:value="3150" calcext:value-type="float">
            <text:p>3.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12])" office:value-type="float" office:value="14500" calcext:value-type="float">
            <text:p>14.500,00</text:p>
          </table:table-cell>
          <table:table-cell table:style-name="ce95" table:formula="of:=SUM([.F7:.F12])" office:value-type="float" office:value="3150" calcext:value-type="float">
            <text:p>3.15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2:.E62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number-columns-repeated="2"/>
          <table:table-cell table:style-name="ce93" table:formula="of:=[.E13]-[.E14]" office:value-type="float" office:value="14500" calcext:value-type="float">
            <text:p>14.50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1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7sn Nzn" table:style-name="ta2">
        <table:table-column table:style-name="co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4"/>
        <table:table-column table:style-name="co27" table:default-cell-style-name="ce144"/>
        <table:table-column table:style-name="co7" table:default-cell-style-name="Default"/>
        <table:table-row table:style-name="ro1" table:number-rows-repeated="6">
          <table:table-cell table:number-columns-repeated="6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3">
          <table:table-cell table:style-name="ce54"/>
          <table:table-cell table:style-name="ce109" office:value-type="string" calcext:value-type="string">
            <text:p>2020 Nakli Yekün</text:p>
          </table:table-cell>
          <table:table-cell table:style-name="ce117" table:formula="of:=21016.18" office:value-type="float" office:value="21016.18" calcext:value-type="float">
            <text:p>+21.016,18</text:p>
          </table:table-cell>
          <table:table-cell table:style-name="ce163"/>
          <table:table-cell table:style-name="ce163" table:formula="of:=-[.C11]" office:value-type="float" office:value="-21016.18" calcext:value-type="float">
            <text:p>-21.016,1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G18]" office:value-type="float" office:value="5358.1176" calcext:value-type="float">
            <text:p>5.358,12</text:p>
          </table:table-cell>
          <table:table-cell table:style-name="ce164"/>
          <table:table-cell table:style-name="ce164" table:formula="of:=[.E11]-[.C12]+[.D12]" office:value-type="float" office:value="-26374.2976" calcext:value-type="float">
            <text:p>-26.374,30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2]-[.C13]+[.D13]" office:value-type="float" office:value="-20374.2976" calcext:value-type="float">
            <text:p>-20.374,30</text:p>
          </table:table-cell>
          <table:table-cell table:style-name="ce18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3]-[.C14]+[.D14]" office:value-type="float" office:value="-20374.2976" calcext:value-type="float">
            <text:p>-20.374,30</text:p>
          </table:table-cell>
          <table:table-cell table:style-name="ce6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4]-[.C15]+[.D15]" office:value-type="float" office:value="-20374.2976" calcext:value-type="float">
            <text:p>-20.374,30</text:p>
          </table:table-cell>
          <table:table-cell table:style-name="ce68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5]-[.C16]+[.D16]" office:value-type="float" office:value="-20374.2976" calcext:value-type="float">
            <text:p>-20.374,30</text:p>
          </table:table-cell>
          <table:table-cell table:style-name="ce113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6]-[.C17]+[.D17]" office:value-type="float" office:value="-20374.2976" calcext:value-type="float">
            <text:p>-20.374,30</text:p>
          </table:table-cell>
          <table:table-cell table:style-name="ce113"/>
        </table:table-row>
        <table:table-row table:style-name="ro3">
          <table:table-cell table:number-columns-repeated="4"/>
          <table:table-cell table:style-name="ce48" table:formula="of:=[.E17]-[.C18]+[.D18]" office:value-type="float" office:value="-20374.2976" calcext:value-type="float">
            <text:p>-20.374,30</text:p>
          </table:table-cell>
          <table:table-cell/>
        </table:table-row>
        <table:table-row table:style-name="ro3">
          <table:table-cell table:number-columns-repeated="4"/>
          <table:table-cell table:style-name="ce48" table:formula="of:=[.E18]-[.C19]+[.D19]" office:value-type="float" office:value="-20374.2976" calcext:value-type="float">
            <text:p>-20.374,30</text:p>
          </table:table-cell>
          <table:table-cell/>
        </table:table-row>
        <table:table-row table:style-name="ro3">
          <table:table-cell table:number-columns-repeated="4"/>
          <table:table-cell table:style-name="ce49" table:formula="of:=[.E19]-[.C20]+[.D20]" office:value-type="float" office:value="-20374.2976" calcext:value-type="float">
            <text:p>-20.374,30</text:p>
          </table:table-cell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.00.0000</text:date>, <text:time style:data-style-name="N2" text:time-value="09:03:30.85971012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05-18T09:41:30.451805972</dc:date>
    <meta:editing-duration>P1DT2H13M8S</meta:editing-duration>
    <meta:editing-cycles>130</meta:editing-cycles>
    <meta:generator>LibreOffice/7.0.5.2$Linux_X86_64 LibreOffice_project/00$Build-2</meta:generator>
    <meta:print-date>2021-02-17T09:54:59.544044870</meta:print-date>
    <meta:document-statistic meta:table-count="7" meta:cell-count="352" meta:object-count="0"/>
  </office:meta>
</office:document-meta>
</file>